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6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N2+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75.5">
            <text:p>75.5</text:p>
          </table:table-cell>
          <table:table-cell table:formula="of:=[.D4]*[.E4]" office:value-type="float" office:value="75.5">
            <text:p>75.5</text:p>
          </table:table-cell>
          <table:table-cell office:value-type="date" office:date-value="2022-08-02">
            <text:p>08/02/22</text:p>
          </table:table-cell>
          <table:table-cell office:value-type="date" office:date-value="2022-10-13">
            <text:p>10/13/22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DC/DC Step-Down Converter – 5V</text:p>
          </table:table-cell>
          <table:table-cell office:value-type="string">
            <text:p>UBEC P1385A</text:p>
          </table:table-cell>
          <table:table-cell office:value-type="string">
            <text:p>AdaFruit</text:p>
          </table:table-cell>
          <table:table-cell office:value-type="float" office:value="2">
            <text:p>2</text:p>
          </table:table-cell>
          <table:table-cell office:value-type="float" office:value="9.95">
            <text:p>9.95</text:p>
          </table:table-cell>
          <table:table-cell table:formula="of:=[.D8]*[.E8]" office:value-type="float" office:value="19.9">
            <text:p>19.9</text:p>
          </table:table-cell>
          <table:table-cell office:value-type="date" office:date-value="2019-01-25">
            <text:p>01/25/19</text:p>
          </table:table-cell>
          <table:table-cell office:value-type="date" office:date-value="2019-02-02">
            <text:p>02/02/19</text:p>
          </table:table-cell>
          <table:table-cell office:value-type="string">
            <text:p>Power for Odroid</text:p>
          </table:table-cell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2">
            <text:p>2</text:p>
          </table:table-cell>
          <table:table-cell office:value-type="float" office:value="19.51">
            <text:p>19.51</text:p>
          </table:table-cell>
          <table:table-cell table:formula="of:=[.D9]*[.E9]" office:value-type="float" office:value="39.02">
            <text:p>39.02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10]*[.E10]" office:value-type="float" office:value="135">
            <text:p>135</text:p>
          </table:table-cell>
          <table:table-cell office:value-type="date" office:date-value="2018-11-25">
            <text:p>11/25/18</text:p>
          </table:table-cell>
          <table:table-cell office:value-type="date" office:date-value="2018-12-22">
            <text:p>12/22/18</text:p>
          </table:table-cell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2 4-port hub</text:p>
          </table:table-cell>
          <table:table-cell office:value-type="string">
            <text:p>Insten 4-Port Octopus USB Hub</text:p>
          </table:table-cell>
          <table:table-cell office:value-type="string">
            <text:p>Quill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table:formula="of:=[.D11]*[.E11]" office:value-type="float" office:value="7.49">
            <text:p>7.49</text:p>
          </table:table-cell>
          <table:table-cell office:value-type="date" office:date-value="2019-01-25">
            <text:p>01/25/19</text:p>
          </table:table-cell>
          <table:table-cell office:value-type="date" office:date-value="2019-02-04">
            <text:p>02/04/19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2]*[.E12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3]*[.E13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4]*[.E14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5]*[.E15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6]*[.E16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7]*[.E17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8]*[.E1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9]*[.E19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3]*[.E23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4]*[.E24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5]*[.E25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6]*[.E26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table:formula="of:=[.D27]*[.E27]" office:value-type="float" office:value="11.8">
            <text:p>11.8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8]*[.E28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9]*[.E29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30]*[.E30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1]*[.E31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2]*[.E32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3]*[.E33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5]*[.E35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6]*[.E36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7]*[.E37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8]*[.E38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9]*[.E39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9DoF Razor IMU M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table:number-columns-repeated="2" office:value-type="float" office:value="35.95">
            <text:p>35.95</text:p>
          </table:table-cell>
          <table:table-cell office:value-type="date" office:date-value="2019-06-09">
            <text:p>06/09/19</text:p>
          </table:table-cell>
          <table:table-cell office:value-type="date" office:date-value="2019-06-13">
            <text:p>06/13/19</text:p>
          </table:table-cell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2]*[.E42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4]*[.E44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2])" office:value-type="float" office:value="6109.97">
            <text:p>6109.97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Quill</text:p>
          </table:table-cell>
          <table:table-cell office:value-type="string">
            <text:p>https://www.quill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4">08/24/2023</text:date>, <text:time>19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23-08-24T19:01:35</dc:date>
    <dc:creator>Chuck Coughlin</dc:creator>
    <meta:editing-duration>P3DT20H11M15S</meta:editing-duration>
    <meta:editing-cycles>24</meta:editing-cycles>
    <meta:generator>OpenOffice/4.1.3$Unix OpenOffice.org_project/413m1$Build-9783</meta:generator>
    <meta:document-statistic meta:table-count="3" meta:cell-count="333" meta:object-count="0"/>
  </office:meta>
</office:document-meta>
</file>